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4819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69bf"/>
    </style:style>
    <style:style style:name="P2" style:family="paragraph" style:parent-style-name="Standard">
      <style:paragraph-properties fo:line-height="10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2pt" fo:font-style="italic" fo:font-weight="bold" officeooo:paragraph-rsid="001b69bf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line-height="100%"/>
      <style:text-properties fo:font-size="14pt" fo:font-weight="bold" officeooo:paragraph-rsid="001b886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3pt" fo:font-weight="bold" officeooo:paragraph-rsid="001b69bf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00%"/>
      <style:text-properties fo:font-size="12pt" officeooo:paragraph-rsid="001b69bf" style:font-size-asian="12pt" style:font-size-complex="12pt"/>
    </style:style>
    <style:style style:name="P7" style:family="paragraph" style:parent-style-name="Standard">
      <style:text-properties fo:font-size="11pt" fo:font-style="italic" officeooo:paragraph-rsid="001b69bf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line-height="100%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00%"/>
      <style:text-properties fo:font-size="11pt" fo:font-weight="bold" officeooo:paragraph-rsid="001b886a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00%"/>
      <style:text-properties officeooo:paragraph-rsid="001b69bf"/>
    </style:style>
    <style:style style:name="P11" style:family="paragraph" style:parent-style-name="Standard" style:list-style-name="kolumny1">
      <style:paragraph-properties fo:line-height="100%"/>
    </style:style>
    <style:style style:name="P12" style:family="paragraph" style:parent-style-name="Standard">
      <style:paragraph-properties fo:break-before="column"/>
      <style:text-properties fo:font-size="13pt" fo:font-weight="bold" officeooo:paragraph-rsid="001b69bf" style:font-size-asian="13pt" style:font-weight-asian="bold" style:font-size-complex="13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.199cm" fo:margin-right="0cm" fo:text-indent="0cm" style:auto-text-indent="false" style:page-number="auto" fo:background-color="transparent"/>
      <style:text-properties fo:font-weight="bold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1.251cm" fo:margin-right="0cm" fo:line-height="100%" fo:text-align="justify" style:justify-single-word="false" fo:text-indent="-1.401cm" style:auto-text-indent="false" style:page-number="auto" fo:background-color="transparent"/>
      <style:text-properties fo:font-size="13pt" style:font-size-asian="13pt" style:font-size-complex="13pt"/>
    </style:style>
    <style:style style:name="P15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kolumny1" style:list-style-name="kolumny1">
      <style:paragraph-properties fo:line-height="100%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4">Temat:</text:span> Zadania poezji i role poety. Zinterpretuj i porównaj podane teksty Czesława Miłosza i Ernesta Brylla, uwzględniając wybrane konteksty literackie oraz ukształtowanie artystyczne obu tekstów.</text:p>
      <text:p text:style-name="Standard"/>
      <text:section text:style-name="Sect1" text:name="Sekcja1">
        <text:p text:style-name="P5">Czesław Miłosz (1911-2004)</text:p>
        <text:p text:style-name="P1"/>
        <text:p text:style-name="P3">Który skrzywdziłeś</text:p>
        <text:p text:style-name="P1"/>
        <text:p text:style-name="P6">Który skrzywdziłeś człowieka prostego</text:p>
        <text:p text:style-name="P6">Śmiechem nad krzywdą jego wybuchając,</text:p>
        <text:p text:style-name="P6">Gromadę błaznów koło siebie mając</text:p>
        <text:p text:style-name="P6">Na pomieszanie dobrego i złego,</text:p>
        <text:p text:style-name="P6">Choćby przed tobą wszyscy się skłonili</text:p>
        <text:p text:style-name="P6">Cnotę i mądrość tobie przypisując,</text:p>
        <text:p text:style-name="P6">Złote medale na twoją cześć kując,</text:p>
        <text:p text:style-name="P6">Radzi że jeszcze jeden dzień przeżyli,</text:p>
        <text:p text:style-name="P6"/>
        <text:p text:style-name="P6">Nie bądź bezpieczny. Poeta pamięta</text:p>
        <text:p text:style-name="P6">Możesz go zabić - narodzi się nowy.</text:p>
        <text:p text:style-name="P6">Spisane będą czyny i rozmowy.</text:p>
        <text:p text:style-name="P6"/>
        <text:p text:style-name="P6">Lepszy dla ciebie byłby świt zimowy</text:p>
        <text:p text:style-name="P6">I sznur i gałąź pod ciężarem zgięta.</text:p>
        <text:p text:style-name="P1"/>
        <text:p text:style-name="P7">Washington D.C., 1950 (Światło dzienne, 1953)</text:p>
        <text:p text:style-name="P1"/>
        <text:p text:style-name="P1"/>
        <text:p text:style-name="P12">Ernest Bryll (ur. 1935)</text:p>
        <text:p text:style-name="P1"/>
        <text:p text:style-name="P3">Ten, który…</text:p>
        <text:p text:style-name="P1"/>
        <text:p text:style-name="P6">Ten, który skrzywdził człowieka prostego</text:p>
        <text:p text:style-name="P6">Wynajdzie rymopisów, co wszystko wymażą</text:p>
        <text:p text:style-name="P6">i historyka w dowodach zręcznego</text:p>
        <text:p text:style-name="P6">Który wyrzeźbi dzieje z tak dostojną twarzą</text:p>
        <text:p text:style-name="P6">Jak nigdy w dziejach nie bywało.</text:p>
        <text:p text:style-name="P6">Ten, który zbrodnię czynił - byle wszystko cało</text:p>
        <text:p text:style-name="P6">Znajdzie w ciemności wieków swoją sprawiedliwość</text:p>
        <text:p text:style-name="P6">Chociaż siał burze, słodkie zbierze ziarno.</text:p>
        <text:p text:style-name="P6"/>
        <text:p text:style-name="P6">Takie jest doświadczenie. A my byśmy chcieli</text:p>
        <text:p text:style-name="P6">Aby się słowa poety lękano</text:p>
        <text:p text:style-name="P6">By imperatorowie w pomiętej pościeli</text:p>
        <text:p text:style-name="P6">Pocili się, myśleli - co o nich pisano</text:p>
        <text:p text:style-name="P6"/>
        <text:p text:style-name="P6">Takie jest doświadczenie, które zawsze znano</text:p>
        <text:p text:style-name="P6">I zawsze przeciw głupi poeci lecieli.</text:p>
        <text:p text:style-name="P10"/>
        <text:p text:style-name="P7">Zwierzątko, 1975</text:p>
      </text:section>
      <text:p text:style-name="Standard"/>
      <text:p text:style-name="Standard"/>
      <text:p text:style-name="P13">I. Rozwinięcie tematu (22 pkt)</text:p>
      <text:p text:style-name="Standard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">Miłosz, <text:span text:style-name="T1">Który skrzywdziłeś</text:span></text:p>
          </table:table-cell>
          <table:table-cell table:style-name="Tabela1.B1" office:value-type="string">
            <text:p text:style-name="P4"><text:span text:style-name="T2">Bryll,</text:span> <text:span text:style-name="T3">Ten, który…</text:span></text:p>
          </table:table-cell>
        </table:table-row>
        <table:table-row>
          <table:table-cell table:style-name="Tabela1.A2" table:number-columns-spanned="2" office:value-type="string">
            <text:p text:style-name="P8">Kreacja podmiotu lirycznego</text:p>
          </table:table-cell>
          <table:covered-table-cell/>
        </table:table-row>
        <table:table-row>
          <table:table-cell table:style-name="Tabela1.A7" office:value-type="string">
            <text:list xml:id="list1277518447" text:style-name="kolumny1">
              <text:list-item>
                <text:p text:style-name="P11">pewny własnej wartości roli poeta;</text:p>
              </text:list-item>
              <text:list-item>
                <text:p text:style-name="P11">obserwator i krytyk piętnujący zło;</text:p>
              </text:list-item>
              <text:list-item>
                <text:p text:style-name="P16">osoba zaangażowana;</text:p>
              </text:list-item>
            </text:list>
          </table:table-cell>
          <table:table-cell table:style-name="Tabela1.B7" office:value-type="string">
            <text:list xml:id="list103453864075164" text:continue-numbering="true" text:style-name="kolumny1">
              <text:list-item>
                <text:p text:style-name="P16">racjonalista odrzucający idealizowanie rzeczywistości;</text:p>
              </text:list-item>
              <text:list-item>
                <text:p text:style-name="P16">ironiczny, sarkastyczny krytyk;</text:p>
              </text:list-item>
              <text:list-item>
                <text:p text:style-name="P16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8">Adresat lir­czny</text:p>
          </table:table-cell>
          <table:covered-table-cell/>
        </table:table-row>
        <table:table-row>
          <table:table-cell table:style-name="Tabela1.A7" office:value-type="string">
            <text:list xml:id="list103455537013828" text:continue-numbering="true" text:style-name="kolumny1">
              <text:list-item>
                <text:p text:style-name="P16">człowiek lekceważący człowieka i normy moralne;</text:p>
              </text:list-item>
              <text:list-item>
                <text:p text:style-name="P16">tyran, zadufany w sobie, pyszny i dumny władca;</text:p>
              </text:list-item>
            </text:list>
          </table:table-cell>
          <table:table-cell table:style-name="Tabela1.B7" office:value-type="string">
            <text:list xml:id="list103453829361824" text:continue-numbering="true" text:style-name="kolumny1">
              <text:list-item>
                <text:p text:style-name="P16">retoryczne "my", czyli "wy" - podm. zdystansowany!</text:p>
              </text:list-item>
              <text:list-item>
                <text:p text:style-name="P16">ludzie naiwni, wierzący w ideały i sprawiedliwość;</text:p>
              </text:list-item>
            </text:list>
          </table:table-cell>
        </table:table-row>
        <table:table-row>
          <table:table-cell table:style-name="Tabela1.A6" table:number-columns-spanned="2" office:value-type="string">
            <text:p text:style-name="P9">Władca i społeczeństwo</text:p>
          </table:table-cell>
          <table:covered-table-cell/>
        </table:table-row>
        <table:table-row>
          <table:table-cell table:style-name="Tabela1.A7" office:value-type="string">
            <text:list xml:id="list103455277795132" text:continue-numbering="true" text:style-name="kolumny1">
              <text:list-item>
                <text:p text:style-name="P16">spersonalizowany (2 os. lp.) - wzmocnienie groźby;</text:p>
              </text:list-item>
              <text:list-item>
                <text:p text:style-name="P16">strachem podporządkowuje sobie innych;</text:p>
              </text:list-item>
              <text:list-item>
                <text:p text:style-name="P16">poddańczo wychwalany i idealizowany;</text:p>
              </text:list-item>
            </text:list>
          </table:table-cell>
          <table:table-cell table:style-name="Tabela1.B7" office:value-type="string">
            <text:list xml:id="list103455597623274" text:continue-numbering="true" text:style-name="kolumny1">
              <text:list-item>
                <text:p text:style-name="P16">uprzedmiotowiony (3 os.) - niedosięgły; cyniczny i szyderczy manipulator; gardzi człowiekiem i prawdą;</text:p>
              </text:list-item>
              <text:list-item>
                <text:p text:style-name="P16">żąda poklasku, w praktyce triumfuje; <text:soft-page-break/>pociąga za sobą ludzi (atrakcyjność zła)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kolumny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kolumny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5cm" fo:text-indent="-1.169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olumny, sekcje i tabe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8:07.478450926</meta:creation-date>
    <dc:date>2017-10-30T10:33:16.516407050</dc:date>
    <meta:editing-duration>PT12M56S</meta:editing-duration>
    <meta:editing-cycles>6</meta:editing-cycles>
    <meta:generator>LibreOffice/5.4.1.2.0$Linux_X86_64 LibreOffice_project/40m0$Build-2</meta:generator>
    <meta:document-statistic meta:table-count="1" meta:image-count="0" meta:object-count="0" meta:page-count="2" meta:paragraph-count="56" meta:word-count="328" meta:character-count="2210" meta:non-whitespace-character-count="1953"/>
  </office:meta>
</office:document-meta>
</file>